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08B000001A078919B0231733B3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Text_20_einspaltig-notes">
      <style:graphic-properties draw:fill-color="#ffffff" fo:min-height="12.407cm"/>
    </style:style>
    <style:style style:name="pr13" style:family="presentation" style:parent-style-name="Text_20_einspaltig-notes">
      <style:graphic-properties draw:fill-color="#ffffff" fo:min-height="13.364cm"/>
    </style:style>
    <style:style style:name="pr14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2.011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b1ac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1">
        <style:list-level-properties text:space-before="2.012cm" text:min-label-width="1.269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011cm" text:min-label-width="0.95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011cm" text:min-label-width="0.952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4cm" svg:height="6.997cm" svg:x="0.798cm" svg:y="5.6cm" presentation:class="title" presentation:user-transformed="true">
          <draw:text-box>
            <text:p text:style-name="P1"><text:span text:style-name="T1">Simon Catley</text:span><text:span text:style-name="T1"><text:line-break/></text:span><text:span text:style-name="T2">Projektmanager</text:span><text:span text:style-name="T3"><text:line-break/></text:span><text:span text:style-name="T3"/></text:p>
          </draw:text-box>
        </draw:frame>
        <draw:frame draw:name="Untertitel 2" presentation:style-name="pr2" draw:text-style-name="P4" draw:layer="layout" svg:width="22.4cm" svg:height="3.999cm" svg:x="0.798cm" svg:y="12.801cm" presentation:class="subtitle" presentation:user-transformed="true">
          <draw:text-box>
            <text:p text:style-name="P3"><text:span text:style-name="T4"/></text:p>
            <text:p text:style-name="P3"><text:span text:style-name="T4">08.01.2017</text:span></text:p>
          </draw:text-box>
        </draw:frame>
        <draw:frame draw:name="Fußzeilenplatzhalter 3" presentation:style-name="pr3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ELEKTROTECHNIK UND INFORMATIONSTECHNIK <text:s/>| <text:s/>WWW.FH-AACHE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Text_20_einspaltig">
        <draw:frame draw:name="Titel 6" presentation:style-name="pr5" draw:text-style-name="P8" draw:layer="layout" svg:width="22.4cm" svg:height="2.001cm" svg:x="0.798cm" svg:y="0.798cm" presentation:class="title" presentation:user-transformed="true">
          <draw:text-box>
            <text:p text:style-name="P1"><text:span text:style-name="T7">Inhalt</text:span></text:p>
          </draw:text-box>
        </draw:frame>
        <draw:frame draw:name="Inhaltsplatzhalter 7" presentation:style-name="pr6" draw:text-style-name="P8" draw:layer="layout" svg:width="22.4cm" svg:height="11.654cm" svg:x="0.882cm" svg:y="6.125cm" presentation:class="outline" presentation:user-transformed="true">
          <draw:text-box>
            <text:list text:style-name="L3">
              <text:list-item>
                <text:p text:style-name="P9"><text:span text:style-name="T4">Inhaltsverzeichniss</text:span></text:p>
              </text:list-item>
              <text:list-item>
                <text:p text:style-name="P9"><text:span text:style-name="T4">Arbeitsaufteilung</text:span></text:p>
                <text:p text:style-name="P9"><text:span text:style-name="T4">-</text:span><text:span text:style-name="T4"><text:tab/></text:span><text:span text:style-name="T4">Bisherige Tätigkeiten</text:span></text:p>
                <text:p text:style-name="P9"><text:span text:style-name="T4">-</text:span><text:span text:style-name="T4"><text:tab/></text:span><text:span text:style-name="T4">Zukünftige Tätigkeiten</text:span></text:p>
                <text:p text:style-name="P9"><text:span text:style-name="T4">-</text:span><text:span text:style-name="T4"><text:tab/></text:span><text:span text:style-name="T4">Tabelle</text:span></text:p>
              </text:list-item>
            </text:list>
            <text:list text:style-name="L4">
              <text:list-item>
                <text:p text:style-name="P9"><text:span text:style-name="T4">Abhängigkeit von anderen Rollen</text:span></text:p>
              </text:list-item>
              <text:list-item>
                <text:p text:style-name="P9"><text:span text:style-name="T4">Selbstreflexion</text:span></text:p>
              </text:list-item>
            </text:list>
            <text:p text:style-name="P10"><text:span text:style-name="T4"/></text:p>
            <text:p text:style-name="P11"><text:span text:style-name="T4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Zeitaufteilung&#10;Bisherige Tätigkeiten" draw:style-name="dp1" draw:master-page-name="Text_20_zweispaltig">
        <draw:frame draw:name="Inhaltsplatzhalter 3" presentation:style-name="pr9" draw:text-style-name="P8" draw:layer="layout" svg:width="10.799cm" svg:height="13.999cm" svg:x="0.8cm" svg:y="3.6cm" presentation:class="outline" presentation:user-transformed="true">
          <draw:text-box>
            <text:p text:style-name="P15"><text:span text:style-name="T9">Als Projektmanager:</text:span></text:p>
            <text:p text:style-name="P15"><text:span text:style-name="T9"/></text:p>
            <text:list text:style-name="L6">
              <text:list-item>
                <text:p text:style-name="P16"><text:span text:style-name="T9">Projektplan-Entwurf/ -anpass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Projektaufteilung/ -verteil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Globalen Projektüberblick behalten und an Chef weiterleiten</text:span></text:p>
              </text:list-item>
            </text:list>
            <text:p text:style-name="P16"><text:span text:style-name="T9"/></text:p>
            <text:list text:continue-numbering="true" text:style-name="L6">
              <text:list-header>
                <text:p text:style-name="P16"><text:span text:style-name="T9"/></text:p>
              </text:list-header>
            </text:list>
          </draw:text-box>
        </draw:frame>
        <draw:frame draw:name="Titel 1" presentation:style-name="pr10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Bisherige Tätigkeiten</text:span></text:p>
          </draw:text-box>
        </draw:frame>
        <draw:frame draw:name="Inhaltsplatzhalter 4" presentation:style-name="pr9" draw:text-style-name="P8" draw:layer="layout" svg:width="10.799cm" svg:height="13.999cm" svg:x="12.4cm" svg:y="3.6cm" presentation:class="outline" presentation:user-transformed="true">
          <draw:text-box>
            <text:p text:style-name="P15"><text:span text:style-name="T9">Sonstige Tätigkeiten:</text:span></text:p>
            <text:p text:style-name="P15"><text:span text:style-name="T9"/></text:p>
            <text:list text:style-name="L6">
              <text:list-item>
                <text:p text:style-name="P16"><text:span text:style-name="T9">Lastenheft Dialog-/Aktivitätsdiagramm-Beschriftung</text:span></text:p>
              </text:list-item>
            </text:list>
            <text:p text:style-name="P16"><text:span text:style-name="T9"/></text:p>
            <text:list text:continue-numbering="true" text:style-name="L6">
              <text:list-item>
                <text:p text:style-name="P16"><text:span text:style-name="T9">Überarbeiten des Lastenhefts/ Korrekturlesen</text:span><text:span text:style-name="T9"><text:line-break/></text:span><text:span text:style-name="T9"/></text:p>
              </text:list-item>
            </text:list>
            <text:p text:style-name="P16"><text:span text:style-name="T9"/></text:p>
            <text:list text:continue-numbering="true" text:style-name="L6">
              <text:list-item>
                <text:p text:style-name="P16"><text:span text:style-name="T9">Implementierung Server</text:span></text:p>
              </text:list-item>
            </text:list>
            <text:p text:style-name="P1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aufteilung&#10;Zukünftige Tätigkeiten" draw:style-name="dp1" draw:master-page-name="Text_20_einspaltig">
        <draw:frame draw:name="Titel 2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Zukünftige Tätigkeiten</text:span></text:p>
          </draw:text-box>
        </draw:frame>
        <draw:frame draw:name="Inhaltsplatzhalter 4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header>
                <text:p text:style-name="P11"><text:span text:style-name="T4"/></text:p>
              </text:list-header>
              <text:list-item>
                <text:p text:style-name="P11"><text:span text:style-name="T4">Überblick Projektstatus </text:span></text:p>
                <text:p text:style-name="P11"><text:span text:style-name="T4"/></text:p>
              </text:list-item>
              <text:list-item>
                <text:p text:style-name="P11"><text:span text:style-name="T4">Team-Koordination</text:span></text:p>
                <text:p text:style-name="P11"><text:span text:style-name="T4"/></text:p>
              </text:list-item>
              <text:list-item>
                <text:p text:style-name="P11"><text:span text:style-name="T4">Projektpräsentation</text:span></text:p>
              </text:list-item>
            </text:list>
            <text:p text:style-name="P11"><text:span text:style-name="T4"/></text:p>
            <text:list text:continue-numbering="true" text:style-name="L6">
              <text:list-item>
                <text:p text:style-name="P11"><text:span text:style-name="T4">Anpassung meiner Serverimplementierung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2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Zeitaufteilung&#10;Tabelle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4"><text:line-break/></text:span><text:span text:style-name="T4">Tabelle</text:span></text:p>
          </draw:text-box>
        </draw:frame>
        <draw:frame draw:style-name="gr2" draw:layer="layout" svg:width="18.875cm" svg:height="11.2cm" svg:x="3cm" svg:y="3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hängigkeit von anderen Rolle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bhängigkeit von anderen Rolle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item>
                <text:p text:style-name="P11"><text:span text:style-name="T9">Abhängigkeit größtenteils vom Vertriebsmanagement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Planung &amp; Aufteilung kann nur bei detailgetreuem Verständniss des Kundenwunsches effektiv gestaltet werden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Generelle Abhängigkeit vom Team, da effektive Planung nur bei detailreichen Rückmeldungen stattfinden kan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7">
              <text:list-item>
                <text:p text:style-name="P17"><text:span text:style-name="T9">Team abhängig von mir</text:span></text:p>
                <text:p text:style-name="P17"><text:span text:style-name="T9"/></text:p>
                <text:list>
                  <text:list-item>
                    <text:list>
                      <text:list-item>
                        <text:p text:style-name="P16"><text:span text:style-name="T9">Bei Implementierung ohne Plan, steigt die Gefahr der Redundanz &amp; Fehlimplementierung enorm</text:span></text:p>
                        <text:p text:style-name="P16"><text:span text:style-name="T9"/></text:p>
                      </text:list-item>
                      <text:list-item>
                        <text:p text:style-name="P16"><text:span text:style-name="T9">Teamarbeit de facto un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bstreflexio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Selbstreflexio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item>
                <text:p text:style-name="P11"><text:span text:style-name="T9">Vorstellung wurden erfüllt</text:span></text:p>
                <text:p text:style-name="P11"><text:span text:style-name="T9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Beständiger Arbeitsaufwand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lanung &amp; Verteilung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räsentation</text:span></text:p>
                        <text:p text:style-name="P18"><text:span text:style-name="T9"/></text:p>
                      </text:list-item>
                    </text:list>
                  </text:list-item>
                </text:list>
              </text:list-item>
            </text:list>
            <text:p text:style-name="P19"><text:span text:style-name="T9"/></text:p>
            <text:list text:style-name="L8">
              <text:list-item>
                <text:p text:style-name="P17"><text:span text:style-name="T9">Würde ich die Rolle wieder wählen?</text:span></text:p>
                <text:p text:style-name="P17"><text:span text:style-name="T9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9">Ja, aber stärkere Rollenverteilung und Leitfaden </text:span></text:p>
                        <text:p text:style-name="P16"><text:span text:style-name="T9"/></text:p>
                        <text:p text:style-name="P16"><text:span text:style-name="T9"/></text:p>
                        <text:p text:style-name="P16"><text:span text:style-name="T9"/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p text:style-name="P20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chlussblatt">
        <draw:frame draw:name="Titel 5" presentation:style-name="pr14" draw:text-style-name="P21" draw:layer="layout" svg:width="22.4cm" svg:height="6.997cm" svg:x="0.798cm" svg:y="5.6cm" presentation:class="title" presentation:user-transformed="true">
          <draw:text-box>
            <text:p text:style-name="P1"><text:span text:style-name="T10">FH Aachen </text:span><text:span text:style-name="T10"><text:line-break/></text:span><text:span text:style-name="T10">Fachbereich Elektrotechnik und Informationstechnik</text:span><text:span text:style-name="T10"><text:line-break/></text:span><text:span text:style-name="T10"><text:line-break/></text:span><text:span text:style-name="T10">www.fh-aachen.de</text:span></text:p>
          </draw:text-box>
        </draw:frame>
        <draw:frame draw:name="Fußzeilenplatzhalter 3" presentation:style-name="pr15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6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7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16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>
        <style:tab-stops>
          <style:tab-stop style:position="22.437cm" style:type="right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1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Fußzeilenplatzhalter 4" presentation:style-name="Mpr2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0" draw:layer="backgroundobjects" svg:width="23cm" svg:height="0.34cm" svg:x="0.798cm" svg:y="18.199cm">
        <text:p text:style-name="MP9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6" draw:text-style-name="MP11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  <text:list>
                                    <text:list-item>
                                      <text:p text:style-name="MP13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3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5">Dritte Ebene</text:span></text:p>
                                              <text:list>
                                                <text:list-item>
                                                  <text:p text:style-name="MP14"><text:span text:style-name="MT6">Vierte Ebene</text:span></text:p>
                                                </text:list-item>
                                                <text:list-item>
                                                  <text:p text:style-name="MP15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0" draw:layer="backgroundobjects" svg:width="23cm" svg:height="0.34cm" svg:x="0.798cm" svg:y="18.199cm">
        <text:p text:style-name="MP9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9" draw:text-style-name="MP11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7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5">Dritte Ebene</text:span></text:p>
                                              <text:list>
                                                <text:list-item>
                                                  <text:p text:style-name="MP14"><text:span text:style-name="MT6">Vierte Ebene</text:span></text:p>
                                                </text:list-item>
                                                <text:list-item>
                                                  <text:p text:style-name="MP15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9" draw:text-style-name="MP11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iebte GliederungsebeneTextmasterformat bearbeiten</text:span></text:p>
          <text:p text:style-name="MP19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4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3" draw:text-style-name="MP21" draw:layer="backgroundobjects" svg:width="22.399cm" svg:height="6.999cm" svg:x="0.8cm" svg:y="5.6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Fußzeilenplatzhalter 4" presentation:style-name="Mpr14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initial-creator>bauschke</meta:initial-creator>
    <meta:editing-cycles>28</meta:editing-cycles>
    <meta:print-date>2016-12-21T11:05:26</meta:print-date>
    <meta:creation-date>2016-09-26T13:04:08</meta:creation-date>
    <dc:date>2017-01-11T12:35:16.923000000</dc:date>
    <meta:editing-duration>PT11M</meta:editing-duration>
    <meta:generator>LibreOffice/5.1.6.2$Windows_X86_64 LibreOffice_project/07ac168c60a517dba0f0d7bc7540f5afa45f0909</meta:generator>
    <meta:document-statistic meta:object-count="94"/>
    <meta:user-defined meta:name="AppVersion">15.0029</meta:user-defined>
    <meta:user-defined meta:name="Company">FH-Aa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FHAAC_PPT_Vorlage_Office2007_w_n2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3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8" table:number-columns-repeated="4"/>
          <table:table-cell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Art der Tätigkeit</text:p>
          </table:table-cell>
          <table:table-cell table:style-name="ce9" office:value-type="string" calcext:value-type="string">
            <text:p>KW 42</text:p>
          </table:table-cell>
          <table:table-cell table:style-name="ce9" office:value-type="string" calcext:value-type="string">
            <text:p>KW 43</text:p>
          </table:table-cell>
          <table:table-cell table:style-name="ce9" office:value-type="string" calcext:value-type="string">
            <text:p>KW 44</text:p>
          </table:table-cell>
          <table:table-cell table:style-name="ce9" office:value-type="string" calcext:value-type="string">
            <text:p>KW 4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3" office:value-type="string" calcext:value-type="string">
            <text:p>Roll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25" calcext:value-type="float">
            <text:p>8,2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Entwicklu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5" calcext:value-type="float">
            <text:p>5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KW 46</text:p>
          </table:table-cell>
          <table:table-cell table:style-name="ce11" office:value-type="string" calcext:value-type="string">
            <text:p>KW 47</text:p>
          </table:table-cell>
          <table:table-cell table:style-name="ce11" office:value-type="string" calcext:value-type="string">
            <text:p>KW 48</text:p>
          </table:table-cell>
          <table:table-cell table:style-name="ce11" office:value-type="string" calcext:value-type="string">
            <text:p>KW 49</text:p>
          </table:table-cell>
          <table:table-cell table:style-name="ce11" office:value-type="string" calcext:value-type="string">
            <text:p>KW 50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" calcext:value-type="float">
            <text:p>6,5</text:p>
          </table:table-cell>
          <table:table-cell table:style-name="ce10" office:value-type="float" office:value="15.5" calcext:value-type="float">
            <text:p>15,5</text:p>
          </table:table-cell>
          <table:table-cell table:style-name="ce10" office:value-type="float" office:value="4.5" calcext:value-type="float">
            <text:p>4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7" table:number-columns-repeated="5"/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KW 51</text:p>
          </table:table-cell>
          <table:table-cell table:style-name="ce9" office:value-type="string" calcext:value-type="string">
            <text:p>KW 52</text:p>
          </table:table-cell>
          <table:table-cell table:style-name="ce9" office:value-type="string" calcext:value-type="string">
            <text:p>KW 1</text:p>
          </table:table-cell>
          <table:table-cell table:style-name="ce9" office:value-type="string" calcext:value-type="string">
            <text:p>KW 2</text:p>
          </table:table-cell>
          <table:table-cell table:style-name="ce9" office:value-type="string" calcext:value-type="string">
            <text:p>KW 3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11.5" calcext:value-type="float">
            <text:p>11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3"/>
          <table:table-cell table:style-name="ce1"/>
          <table:table-cell table:number-columns-repeated="1018"/>
        </table:table-row>
        <table:table-row table:style-name="ro2">
          <table:table-cell table:style-name="ce1"/>
          <table:table-cell table:style-name="ce12"/>
          <table:table-cell table:style-name="ce13" office:value-type="string" calcext:value-type="string">
            <text:p>2016/2017</text:p>
          </table:table-cell>
          <table:table-cell table:style-name="ce9" office:value-type="string" calcext:value-type="string">
            <text:p>Noch Erwartet</text:p>
          </table:table-cell>
          <table:table-cell table:style-name="ce9" office:value-type="string" calcext:value-type="string">
            <text:p>Summ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45.25" calcext:value-type="float">
            <text:p>45,25</text:p>
          </table:table-cell>
          <table:table-cell table:style-name="ce14" table:formula="of:=SUM([.E11])" office:value-type="float" office:value="2" calcext:value-type="float">
            <text:p>2</text:p>
          </table:table-cell>
          <table:table-cell table:style-name="ce15" office:value-type="float" office:value="47.25" calcext:value-type="float">
            <text:p>47,2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50.5" calcext:value-type="float">
            <text:p>50,5</text:p>
          </table:table-cell>
          <table:table-cell table:style-name="ce14" table:formula="of:=SUM([.E12])" office:value-type="float" office:value="2" calcext:value-type="float">
            <text:p>2</text:p>
          </table:table-cell>
          <table:table-cell table:style-name="ce15" office:value-type="float" office:value="52.5" calcext:value-type="float">
            <text:p>52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.00.0000</text:date>, <text:time style:data-style-name="N2" text:time-value="19:36:28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